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403cm" fo:margin-left="0cm" table:align="left" style:writing-mode="lr-tb"/>
    </style:style>
    <style:style style:name="Tableau2.A" style:family="table-column">
      <style:table-column-properties style:column-width="1.236cm"/>
    </style:style>
    <style:style style:name="Tableau2.B" style:family="table-column">
      <style:table-column-properties style:column-width="4.087cm"/>
    </style:style>
    <style:style style:name="Tableau2.C" style:family="table-column">
      <style:table-column-properties style:column-width="4.325cm"/>
    </style:style>
    <style:style style:name="Tableau2.E" style:family="table-column">
      <style:table-column-properties style:column-width="5.429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b6c3c6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7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officeooo:paragraph-rsid="00a87bab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11pt" officeooo:rsid="00925d3d" style:font-size-asian="11pt" style:font-size-complex="11pt"/>
    </style:style>
    <style:style style:name="T4" style:family="text">
      <style:text-properties style:font-name="Arial" fo:font-size="11pt" style:text-underline-style="none" officeooo:rsid="00925d3d" style:font-size-asian="11pt" style:font-size-complex="11pt"/>
    </style:style>
    <style:style style:name="T5" style:family="text">
      <style:text-properties officeooo:rsid="00ae06aa"/>
    </style:style>
    <style:style style:name="T6" style:family="text">
      <style:text-properties officeooo:rsid="009542f4"/>
    </style:style>
    <style:style style:name="T7" style:family="text">
      <style:text-properties officeooo:rsid="000bf3ed"/>
    </style:style>
    <style:style style:name="T8" style:family="text">
      <style:text-properties officeooo:rsid="00adefd2"/>
    </style:style>
    <style:style style:name="T9" style:family="text">
      <style:text-properties officeooo:rsid="00b90a67"/>
    </style:style>
    <style:style style:name="T10" style:family="text">
      <style:text-properties officeooo:rsid="00b50454"/>
    </style:style>
    <style:style style:name="T11" style:family="text">
      <style:text-properties officeooo:rsid="00b83a08"/>
    </style:style>
    <style:style style:name="T12" style:family="text">
      <style:text-properties officeooo:rsid="0093ba8c"/>
    </style:style>
    <style:style style:name="T13" style:family="text">
      <style:text-properties officeooo:rsid="00ad4991"/>
    </style:style>
    <style:style style:name="T14" style:family="text">
      <style:text-properties officeooo:rsid="00ae17c8"/>
    </style:style>
    <style:style style:name="T15" style:family="text">
      <style:text-properties officeooo:rsid="00bbc33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<text:span text:style-name="T12">Société : </text:span>{mycompany_name} – {address}</text:p>
      <text:p text:style-name="P15">N° de déclaration : <text:span text:style-name="T13">{declaration_number}</text:span></text:p>
      <text:p text:style-name="P17">Tél : <text:span text:style-name="T13">{society_phone}</text:span></text:p>
      <text:p text:style-name="P17">Siret : <text:span text:style-name="T13">{society_siret}</text:span></text:p>
      <text:p text:style-name="P17">Mail : <text:span text:style-name="T13">{society_mail}</text:span></text:p>
      <text:p text:style-name="P17">Site internet : <text:span text:style-name="T13">{society_website}</text:span></text:p>
      <text:p text:style-name="P17"/>
      <text:p text:style-name="P8">Convention de formation : {contract_ref_label}</text:p>
      <text:p text:style-name="P8">Formation : {project_ref_label}</text:p>
      <text:p text:style-name="P8">Session : {date_start} à {date_end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row table:style-name="TableLine1419529543472">
          <table:table-cell table:style-name="Tableau2.A1" office:value-type="string">
            <text:p text:style-name="P18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A1" office:value-type="string">
            <text:p text:style-name="P13">Présence</text:p>
          </table:table-cell>
          <table:table-cell table:style-name="Tableau2.E1" office:value-type="string">
            <text:p text:style-name="P14">Signature</text:p>
          </table:table-cell>
        </table:table-row>
        <table:table-row table:style-name="TableLine1419529544048"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1">{attendant_attendance}</text:p>
          </table:table-cell>
          <table:table-cell table:style-name="Tableau2.E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<text:span text:style-name="T14">Formateur</text:span> : </text:p>
      <text:p text:style-name="P19"><text:span text:style-name="T3"><text:tab/></text:span><text:span text:style-name="T4">{trainer_fullname}</text:span><text:span text:style-name="T3"><text:tab/>{trainer_signature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ae06aa"/>
    </style:style>
    <style:style style:name="MT4" style:family="text">
      <style:text-properties officeooo:rsid="009542f4"/>
    </style:style>
    <style:style style:name="MT5" style:family="text">
      <style:text-properties officeooo:rsid="000bf3ed"/>
    </style:style>
    <style:style style:name="MT6" style:family="text">
      <style:text-properties officeooo:rsid="00adefd2"/>
    </style:style>
    <style:style style:name="MT7" style:family="text">
      <style:text-properties officeooo:rsid="00bbc330"/>
    </style:style>
    <style:style style:name="MT8" style:family="text">
      <style:text-properties officeooo:rsid="00b50454"/>
    </style:style>
    <style:style style:name="MT9" style:family="text">
      <style:text-properties officeooo:rsid="00b83a0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</text:span><text:span text:style-name="MT4">oli</text:span><text:span text:style-name="MT3">M</text:span><text:span text:style-name="MT4">eet</text:span> Document généré le {date_creation}</text:p>
        <text:p text:style-name="MP3"><text:file-name text:display="name-and-extension">template_attendancesheetdocument.odt</text:file-name><text:tab/>Page :<text:page-number text:select-page="current">1</text:page-number>/<text:page-count>1</text:page-count></text:p>
        <text:p text:style-name="MP3">Version –<text:span text:style-name="MT5"> 1.</text:span><text:span text:style-name="MT6">4</text:span><text:span text:style-name="MT5">.</text:span><text:span text:style-name="MT7">4</text:span><text:span text:style-name="MT5"> - 202</text:span><text:span text:style-name="MT6">3</text:span><text:span text:style-name="MT5">0</text:span><text:span text:style-name="MT8">3</text:span><text:span text:style-name="MT9">2</text:span><text:span text:style-name="MT7">8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2H2M2S</meta:editing-duration>
    <meta:editing-cycles>251</meta:editing-cycles>
    <meta:generator>LibreOffice/7.3.5.2$Windows_X86_64 LibreOffice_project/184fe81b8c8c30d8b5082578aee2fed2ea847c01</meta:generator>
    <dc:date>2023-03-28T10:29:20.50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5" meta:word-count="76" meta:character-count="710" meta:non-whitespace-character-count="656"/>
    <meta:user-defined meta:name="Langue">Francais</meta:user-defined>
    <meta:user-defined meta:name="URL">www.digirisk.com</meta:user-defined>
  </office:meta>
</office:document-meta>
</file>